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Montserrat" svg:font-family="Montserrat"/>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0.56pt"/>
    </style:style>
    <style:style style:name="co2" style:family="table-column">
      <style:table-column-properties fo:break-before="auto" style:column-width="35.46pt"/>
    </style:style>
    <style:style style:name="co3" style:family="table-column">
      <style:table-column-properties fo:break-before="auto" style:column-width="104.91pt"/>
    </style:style>
    <style:style style:name="co4" style:family="table-column">
      <style:table-column-properties fo:break-before="auto" style:column-width="250.7pt"/>
    </style:style>
    <style:style style:name="co5" style:family="table-column">
      <style:table-column-properties fo:break-before="auto" style:column-width="243.81pt"/>
    </style:style>
    <style:style style:name="co6" style:family="table-column">
      <style:table-column-properties fo:break-before="auto" style:column-width="278.5pt"/>
    </style:style>
    <style:style style:name="co7" style:family="table-column">
      <style:table-column-properties fo:break-before="auto" style:column-width="47.25pt"/>
    </style:style>
    <style:style style:name="co8" style:family="table-column">
      <style:table-column-properties fo:break-before="auto" style:column-width="70.16pt"/>
    </style:style>
    <style:style style:name="ro1" style:family="table-row">
      <style:table-row-properties style:row-height="28.49pt" fo:break-before="auto" style:use-optimal-row-height="false"/>
    </style:style>
    <style:style style:name="ro2" style:family="table-row">
      <style:table-row-properties style:row-height="15.76pt" fo:break-before="auto" style:use-optimal-row-height="true"/>
    </style:style>
    <style:style style:name="ro3" style:family="table-row">
      <style:table-row-properties style:row-height="75pt" fo:break-before="auto" style:use-optimal-row-height="false"/>
    </style:style>
    <style:style style:name="ro4" style:family="table-row">
      <style:table-row-properties style:row-height="15.76pt" fo:break-before="auto" style:use-optimal-row-height="false"/>
    </style:style>
    <style:style style:name="ta1" style:family="table" style:master-page-name="PageStyle_5f_Explication_20_de_20_la_20_grille">
      <style:table-properties table:display="true" style:writing-mode="lr-tb"/>
    </style:style>
    <style:style style:name="ce1" style:family="table-cell" style:parent-style-name="Default">
      <style:table-cell-properties fo:background-color="#ffffff" fo:border="none" style:rotation-align="none"/>
      <style:text-properties style:use-window-font-color="true"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2" style:family="table-cell" style:parent-style-name="Default">
      <style:table-cell-properties fo:background-color="#ffffff" style:rotation-align="none"/>
      <style:text-properties style:use-window-font-color="true"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3" style:family="table-cell" style:parent-style-name="Default">
      <style:table-cell-properties fo:background-color="#f3f3f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Montserrat" fo:font-size="14pt" fo:font-style="normal" fo:text-shadow="none" style:text-underline-style="none" fo:font-weight="bold" style:font-size-asian="14pt" style:font-style-asian="normal" style:font-weight-asian="bold" style:font-name-complex="Montserrat" style:font-size-complex="14pt" style:font-style-complex="normal" style:font-weight-complex="bold"/>
    </style:style>
    <style:style style:name="ce4"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5" style:family="table-cell" style:parent-style-name="Default">
      <style:table-cell-properties fo:background-color="#d9d9d9"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6" style:family="table-cell" style:parent-style-name="Default">
      <style:table-cell-properties fo:border-bottom="0.74pt solid #000000" fo:background-color="#f3f3f3"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Montserrat" fo:font-size="24pt" fo:font-style="normal" fo:text-shadow="none" style:text-underline-style="none" fo:font-weight="bold" style:font-size-asian="24pt" style:font-style-asian="normal" style:font-weight-asian="bold" style:font-name-complex="Montserrat" style:font-size-complex="24pt" style:font-style-complex="normal" style:font-weight-complex="bold"/>
    </style:style>
    <style:style style:name="ce7" style:family="table-cell" style:parent-style-name="Default">
      <style:table-cell-properties fo:border-bottom="0.74pt solid #000000" fo:background-color="#f3f3f3" style:diagonal-bl-tr="none" style:diagonal-tl-br="none" style:text-align-source="fix" style:repeat-content="false" fo:wrap-option="no-wrap" fo:border-left="2.49pt solid #000000" style:direction="ltr" fo:border-right="2.49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Montserrat" fo:font-size="24pt" fo:font-style="normal" fo:text-shadow="none" style:text-underline-style="none" fo:font-weight="bold" style:font-size-asian="24pt" style:font-style-asian="normal" style:font-weight-asian="bold" style:font-name-complex="Montserrat" style:font-size-complex="24pt" style:font-style-complex="normal" style:font-weight-complex="bold"/>
    </style:style>
    <style:style style:name="ce8" style:family="table-cell" style:parent-style-name="Default">
      <style:table-cell-properties fo:border-bottom="2.49pt solid #000000" fo:background-color="#f3f3f3" style:diagonal-bl-tr="none" style:diagonal-tl-br="none" style:text-align-source="fix" style:repeat-content="false" fo:wrap-option="no-wrap" fo:border-left="2.49pt solid #000000" style:direction="ltr" fo:border-right="2.49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Montserrat" fo:font-size="24pt" fo:font-style="normal" fo:text-shadow="none" style:text-underline-style="none" fo:font-weight="bold" style:font-size-asian="24pt" style:font-style-asian="normal" style:font-weight-asian="bold" style:font-name-complex="Montserrat" style:font-size-complex="24pt" style:font-style-complex="normal" style:font-weight-complex="bold"/>
    </style:style>
    <style:style style:name="ce9" style:family="table-cell" style:parent-style-name="Default">
      <style:table-cell-properties fo:border-bottom="2.49pt solid #000000" style:diagonal-bl-tr="none" style:diagonal-tl-br="none" fo:border-left="2.49pt solid #000000"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11"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d9d9d9"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13" style:family="table-cell" style:parent-style-name="Default">
      <style:table-cell-properties fo:border-bottom="0.74pt solid #000000" fo:background-color="#d9ead3"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38761d" style:text-outline="false" style:text-line-through-style="none" style:text-line-through-type="none" style:font-name="Montserrat" fo:font-size="14pt" fo:font-style="normal" fo:text-shadow="none" style:text-underline-style="none" fo:font-weight="bold" style:font-size-asian="14pt" style:font-style-asian="normal" style:font-weight-asian="bold" style:font-name-complex="Montserrat" style:font-size-complex="14pt" style:font-style-complex="normal" style:font-weight-complex="bold"/>
    </style:style>
    <style:style style:name="ce14" style:family="table-cell" style:parent-style-name="Default">
      <style:table-cell-properties fo:border-bottom="0.74pt solid #000000" fo:background-color="#d9ead3" style:diagonal-bl-tr="none" style:diagonal-tl-br="none" style:text-align-source="fix" style:repeat-content="false" fo:wrap-option="no-wrap" fo:border-left="2.49pt solid #000000" style:direction="ltr" fo:border-right="2.49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38761d" style:text-outline="false" style:text-line-through-style="none" style:text-line-through-type="none" style:font-name="Montserrat" fo:font-size="14pt" fo:font-style="normal" fo:text-shadow="none" style:text-underline-style="none" fo:font-weight="bold" style:font-size-asian="14pt" style:font-style-asian="normal" style:font-weight-asian="bold" style:font-name-complex="Montserrat" style:font-size-complex="14pt" style:font-style-complex="normal" style:font-weight-complex="bold"/>
    </style:style>
    <style:style style:name="ce15" style:family="table-cell" style:parent-style-name="Default">
      <style:table-cell-properties fo:border-bottom="2.49pt solid #000000" fo:background-color="#d9ead3" style:diagonal-bl-tr="none" style:diagonal-tl-br="none" style:text-align-source="fix" style:repeat-content="false" fo:wrap-option="no-wrap" fo:border-left="2.49pt solid #000000" style:direction="ltr" fo:border-right="2.49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38761d" style:text-outline="false" style:text-line-through-style="none" style:text-line-through-type="none" style:font-name="Montserrat" fo:font-size="14pt" fo:font-style="normal" fo:text-shadow="none" style:text-underline-style="none" fo:font-weight="bold" style:font-size-asian="14pt" style:font-style-asian="normal" style:font-weight-asian="bold" style:font-name-complex="Montserrat" style:font-size-complex="14pt" style:font-style-complex="normal" style:font-weight-complex="bold"/>
    </style:style>
    <style:style style:name="ce16" style:family="table-cell" style:parent-style-name="Default">
      <style:table-cell-properties fo:border-bottom="0.74pt solid #000000" fo:background-color="#fff2cc"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middle" loext:vertical-justify="auto"/>
      <style:paragraph-properties css3t:text-justify="auto" fo:margin-left="0pt" style:writing-mode="page"/>
      <style:text-properties fo:color="#7f6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17" style:family="table-cell" style:parent-style-name="Default">
      <style:table-cell-properties fo:border-bottom="0.74pt solid #000000" fo:background-color="#fff2cc" style:diagonal-bl-tr="none" style:diagonal-tl-br="none" style:text-align-source="value-type" style:repeat-content="false" fo:wrap-option="wrap" fo:border-left="2.49pt solid #000000" style:direction="ltr" fo:border-right="2.49pt solid #000000" style:rotation-angle="0" style:rotation-align="none" style:shrink-to-fit="false" fo:border-top="0.74pt solid #000000" style:vertical-align="middle" loext:vertical-justify="auto"/>
      <style:paragraph-properties css3t:text-justify="auto" fo:margin-left="0pt" style:writing-mode="page"/>
      <style:text-properties fo:color="#7f6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18" style:family="table-cell" style:parent-style-name="Default">
      <style:table-cell-properties fo:border-bottom="2.49pt solid #000000" fo:background-color="#fff2cc" style:diagonal-bl-tr="none" style:diagonal-tl-br="none" style:text-align-source="value-type" style:repeat-content="false" fo:wrap-option="wrap" fo:border-left="2.49pt solid #000000" style:direction="ltr" fo:border-right="2.49pt solid #000000" style:rotation-angle="0" style:rotation-align="none" style:shrink-to-fit="false" fo:border-top="0.74pt solid #000000" style:vertical-align="middle" loext:vertical-justify="auto"/>
      <style:paragraph-properties css3t:text-justify="auto" fo:margin-left="0pt" style:writing-mode="page"/>
      <style:text-properties fo:color="#7f6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19" style:family="table-cell" style:parent-style-name="Default">
      <style:table-cell-properties fo:border-bottom="0.74pt solid #000000" fo:background-color="#fce5cd"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middle" loext:vertical-justify="auto"/>
      <style:paragraph-properties css3t:text-justify="auto" fo:margin-left="0pt" style:writing-mode="page"/>
      <style:text-properties fo:color="#66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20" style:family="table-cell" style:parent-style-name="Default">
      <style:table-cell-properties fo:border-bottom="0.74pt solid #000000" fo:background-color="#fce5cd" style:diagonal-bl-tr="none" style:diagonal-tl-br="none" style:text-align-source="value-type" style:repeat-content="false" fo:wrap-option="wrap" fo:border-left="2.49pt solid #000000" style:direction="ltr" fo:border-right="2.49pt solid #000000" style:rotation-angle="0" style:rotation-align="none" style:shrink-to-fit="false" fo:border-top="0.74pt solid #000000" style:vertical-align="middle" loext:vertical-justify="auto"/>
      <style:paragraph-properties css3t:text-justify="auto" fo:margin-left="0pt" style:writing-mode="page"/>
      <style:text-properties fo:color="#66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21" style:family="table-cell" style:parent-style-name="Default">
      <style:table-cell-properties fo:border-bottom="2.49pt solid #000000" fo:background-color="#fce5cd" style:diagonal-bl-tr="none" style:diagonal-tl-br="none" style:text-align-source="value-type" style:repeat-content="false" fo:wrap-option="wrap" fo:border-left="2.49pt solid #000000" style:direction="ltr" fo:border-right="2.49pt solid #000000" style:rotation-angle="0" style:rotation-align="none" style:shrink-to-fit="false" fo:border-top="0.74pt solid #000000" style:vertical-align="middle" loext:vertical-justify="auto"/>
      <style:paragraph-properties css3t:text-justify="auto" fo:margin-left="0pt" style:writing-mode="page"/>
      <style:text-properties fo:color="#66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22"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0.74pt solid #000000" fo:background-color="#cfe2f3"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middle" loext:vertical-justify="auto"/>
      <style:paragraph-properties css3t:text-justify="auto" fo:margin-left="0pt" style:writing-mode="page"/>
      <style:text-properties fo:color="#20124d" style:text-outline="false" style:text-line-through-style="none" style:text-line-through-type="none" style:font-name="Montserrat" fo:font-size="11pt" fo:font-style="italic" fo:text-shadow="none" style:text-underline-style="none" fo:font-weight="normal" style:font-size-asian="11pt" style:font-style-asian="italic" style:font-weight-asian="normal" style:font-name-complex="Montserrat" style:font-size-complex="11pt" style:font-style-complex="italic" style:font-weight-complex="normal"/>
    </style:style>
    <style:style style:name="ce24" style:family="table-cell" style:parent-style-name="Default">
      <style:table-cell-properties fo:border-bottom="0.74pt solid #000000" fo:background-color="#cfe2f3" style:diagonal-bl-tr="none" style:diagonal-tl-br="none" style:text-align-source="value-type" style:repeat-content="false" fo:wrap-option="wrap" fo:border-left="2.49pt solid #000000" style:direction="ltr" fo:border-right="2.49pt solid #000000" style:rotation-angle="0" style:rotation-align="none" style:shrink-to-fit="false" fo:border-top="0.74pt solid #000000" style:vertical-align="middle" loext:vertical-justify="auto"/>
      <style:paragraph-properties css3t:text-justify="auto" fo:margin-left="0pt" style:writing-mode="page"/>
      <style:text-properties fo:color="#20124d" style:text-outline="false" style:text-line-through-style="none" style:text-line-through-type="none" style:font-name="Montserrat" fo:font-size="11pt" fo:font-style="italic" fo:text-shadow="none" style:text-underline-style="none" fo:font-weight="normal" style:font-size-asian="11pt" style:font-style-asian="italic" style:font-weight-asian="normal" style:font-name-complex="Montserrat" style:font-size-complex="11pt" style:font-style-complex="italic" style:font-weight-complex="normal"/>
    </style:style>
    <style:style style:name="ce25" style:family="table-cell" style:parent-style-name="Default">
      <style:table-cell-properties fo:border-bottom="2.49pt solid #000000" fo:background-color="#cfe2f3" style:diagonal-bl-tr="none" style:diagonal-tl-br="none" style:text-align-source="value-type" style:repeat-content="false" fo:wrap-option="wrap" fo:border-left="2.49pt solid #000000" style:direction="ltr" fo:border-right="2.49pt solid #000000" style:rotation-angle="0" style:rotation-align="none" style:shrink-to-fit="false" fo:border-top="0.74pt solid #000000" style:vertical-align="middle" loext:vertical-justify="auto"/>
      <style:paragraph-properties css3t:text-justify="auto" fo:margin-left="0pt" style:writing-mode="page"/>
      <style:text-properties fo:color="#20124d" style:text-outline="false" style:text-line-through-style="none" style:text-line-through-type="none" style:font-name="Montserrat" fo:font-size="11pt" fo:font-style="italic" fo:text-shadow="none" style:text-underline-style="none" fo:font-weight="normal" style:font-size-asian="11pt" style:font-style-asian="italic" style:font-weight-asian="normal" style:font-name-complex="Montserrat" style:font-size-complex="11pt" style:font-style-complex="italic" style:font-weight-complex="normal"/>
    </style:style>
    <style:style style:name="ce26"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T1" style:family="text">
      <style:text-properties fo:text-shadow="none" style:font-style-complex="normal" fo:font-size="11pt" fo:font-weight="normal" style:text-underline-style="none" style:text-underline-color="font-color" style:text-line-through-type="none" fo:font-style="normal" style:text-outline="false" fo:color="#660000" style:text-position="0% 100%" style:font-name-complex="Montserrat" style:font-size-asian="11pt" style:font-size-complex="11pt" style:font-weight-asian="normal" style:font-weight-complex="normal" style:font-style-asian="normal" style:font-name="Montserrat"/>
    </style:style>
    <style:style style:name="T2" style:family="text">
      <style:text-properties fo:text-shadow="none" fo:font-size="11pt" fo:font-weight="normal" style:text-underline-style="none" style:text-underline-color="font-color" style:text-line-through-type="none" style:text-outline="false" fo:color="#660000" style:text-position="0% 100%" style:font-name-complex="Montserrat" style:font-size-asian="11pt" style:font-size-complex="11pt" style:font-weight-asian="normal" style:font-weight-complex="normal" style:font-name="Montserrat" fo:font-style="italic" style:font-style-asian="italic" style:font-style-complex="italic"/>
    </style:style>
    <style:style style:name="T3" style:family="text">
      <style:text-properties fo:text-shadow="none" fo:font-size="11pt" fo:font-weight="normal" style:text-underline-style="none" style:text-underline-color="font-color" style:text-line-through-type="none" style:text-outline="false" fo:color="#660000" style:text-position="0% 100%" style:font-name-complex="Montserrat" style:font-size-asian="11pt" style:font-size-complex="11pt" style:font-weight-asian="normal" style:font-weight-complex="normal" style:font-name="Montserrat" fo:font-style="normal" style:font-style-asian="normal" style:font-style-complex="normal"/>
    </style:style>
    <style:style style:name="T4" style:family="text">
      <style:text-properties style:font-style-asian="italic" style:font-weight-complex="normal" style:font-style-complex="italic" style:font-name-complex="Montserrat" style:font-size-asian="11pt" fo:text-shadow="none" style:font-size-complex="11pt" style:text-position="0% 100%" fo:font-style="italic" style:font-weight-asian="normal" fo:font-size="11pt" style:text-line-through-type="none" style:font-name="Montserrat" style:text-underline-style="none" style:text-underline-color="font-color" fo:font-weight="normal" style:text-outline="false" fo:color="#20124d"/>
    </style:style>
    <style:style style:name="T5" style:family="text">
      <style:text-properties style:font-style-asian="italic" style:font-style-complex="italic" style:font-size-asian="11pt" fo:text-shadow="none" style:font-size-complex="11pt" style:text-position="0% 100%" fo:font-style="italic" fo:font-size="11pt" style:text-line-through-type="none" style:font-name="Montserrat" style:text-underline-style="none" style:text-underline-color="font-color" style:text-outline="false" fo:color="#20124d" fo:font-weight="bold" style:font-weight-complex="bold" style:font-weight-asian="bold"/>
    </style:style>
    <style:style style:name="T6" style:family="text">
      <style:text-properties style:font-style-asian="italic" style:font-style-complex="italic" style:font-size-asian="11pt" fo:text-shadow="none" style:font-size-complex="11pt" style:text-position="0% 100%" fo:font-style="italic" fo:font-size="11pt" style:text-line-through-type="none" style:font-name="Montserrat" style:text-underline-style="none" style:text-underline-color="font-color" style:text-outline="false" fo:color="#20124d" style:font-name-complex="Montserrat" fo:font-weight="normal" style:font-weight-complex="normal" style:font-weight-asian="normal"/>
    </style:style>
    <style:style style:name="T7" style:family="text">
      <style:text-properties style:font-style-asian="italic" style:font-style-complex="italic" style:font-size-asian="11pt" fo:text-shadow="none" style:font-size-complex="11pt" style:text-position="0% 100%" fo:font-style="italic" fo:font-size="11pt" style:text-line-through-type="none" style:font-name="Montserrat" style:text-underline-style="none" style:text-underline-color="font-color" style:text-outline="false" fo:color="#20124d" style:font-weight-complex="bold" style:font-weight-asian="bold" fo:font-weight="bold"/>
    </style:style>
    <style:style style:name="T8" style:family="text">
      <style:text-properties style:font-style-asian="italic" style:font-style-complex="italic" style:font-size-asian="11pt" fo:text-shadow="none" style:font-size-complex="11pt" style:text-position="0% 100%" fo:font-style="italic" fo:font-size="11pt" style:text-line-through-type="none" style:font-name="Montserrat" style:text-underline-style="none" style:text-underline-color="font-color" style:text-outline="false" fo:color="#20124d" style:font-weight-complex="normal" fo:font-weight="normal" style:font-name-complex="Montserrat" style:font-weight-asian="normal"/>
    </style:style>
    <style:style style:name="T9" style:family="text">
      <style:text-properties style:font-style-asian="italic" style:font-style-complex="italic" style:font-size-asian="11pt" fo:text-shadow="none" style:font-size-complex="11pt" style:text-position="0% 100%" fo:font-style="italic" fo:font-size="11pt" style:text-line-through-type="none" style:font-name="Montserrat" style:text-underline-style="none" style:text-underline-color="font-color" style:text-outline="false" fo:color="#20124d" fo:font-weight="bold" style:font-weight-asian="bold" style:font-weight-complex="bold"/>
    </style:style>
    <style:style style:name="T10" style:family="text">
      <style:text-properties style:font-style-asian="italic" style:font-style-complex="italic" style:font-size-asian="11pt" fo:text-shadow="none" style:font-size-complex="11pt" style:text-position="0% 100%" fo:font-style="italic" fo:font-size="11pt" style:text-line-through-type="none" style:font-name="Montserrat" style:text-underline-style="none" style:text-underline-color="font-color" style:text-outline="false" fo:color="#20124d" style:font-name-complex="Montserrat" style:font-weight-complex="normal" style:font-weight-asian="normal" fo:font-weight="normal"/>
    </style:style>
    <style:style style:name="T11" style:family="text">
      <style:text-properties style:font-style-asian="italic" style:font-style-complex="italic" style:font-size-asian="11pt" fo:text-shadow="none" style:font-size-complex="11pt" style:text-position="0% 100%" fo:font-style="italic" fo:font-size="11pt" style:text-line-through-type="none" style:font-name="Montserrat" style:text-underline-style="none" style:text-underline-color="font-color" style:text-outline="false" fo:color="#20124d" style:font-weight-complex="bold" fo:font-weight="bold" style:font-weight-asian="bold"/>
    </style:style>
    <style:style style:name="T12" style:family="text">
      <style:text-properties style:font-style-asian="italic" style:font-style-complex="italic" style:font-size-asian="11pt" fo:text-shadow="none" style:font-size-complex="11pt" style:text-position="0% 100%" fo:font-style="italic" fo:font-size="11pt" style:text-line-through-type="none" style:font-name="Montserrat" style:text-underline-style="none" style:text-underline-color="font-color" style:text-outline="false" fo:color="#20124d" style:font-weight-asian="bold" style:font-weight-complex="bold" fo:font-weight="bold"/>
    </style:style>
    <style:style style:name="T13" style:family="text">
      <style:text-properties style:font-style-asian="italic" style:font-style-complex="italic" style:font-size-asian="11pt" fo:text-shadow="none" style:font-size-complex="11pt" style:text-position="0% 100%" fo:font-style="italic" fo:font-size="11pt" style:text-line-through-type="none" style:font-name="Montserrat" style:text-underline-style="none" style:text-underline-color="font-color" style:text-outline="false" fo:color="#20124d" style:font-weight-complex="normal" style:font-name-complex="Montserrat" style:font-weight-asian="normal" fo:font-weight="normal"/>
    </style:style>
    <style:style style:name="T14" style:family="text">
      <style:text-properties style:font-style-asian="italic" style:font-style-complex="italic" style:font-size-asian="11pt" fo:text-shadow="none" style:font-size-complex="11pt" style:text-position="0% 100%" fo:font-style="italic" fo:font-size="11pt" style:text-line-through-type="none" style:font-name="Montserrat" style:text-underline-style="none" style:text-underline-color="font-color" style:text-outline="false" fo:color="#20124d" style:font-weight-asian="normal" style:font-weight-complex="normal" fo:font-weight="normal" style:font-name-complex="Montserrat"/>
    </style:style>
    <style:style style:name="T15" style:family="text">
      <style:text-properties style:font-style-asian="italic" style:font-style-complex="italic" style:font-size-asian="11pt" fo:text-shadow="none" style:font-size-complex="11pt" style:text-position="0% 100%" fo:font-style="italic" fo:font-size="11pt" style:text-line-through-type="none" style:font-name="Montserrat" style:text-underline-style="none" style:text-underline-color="font-color" style:text-outline="false" fo:color="#20124d" style:font-weight-complex="normal" fo:font-weight="normal" style:font-weight-asian="normal" style:font-name-complex="Montserrat"/>
    </style:style>
    <style:style style:name="T16" style:family="text">
      <style:text-properties style:font-style-asian="italic" style:font-style-complex="italic" style:font-size-asian="11pt" fo:text-shadow="none" style:font-size-complex="11pt" style:text-position="0% 100%" fo:font-style="italic" fo:font-size="11pt" style:text-line-through-type="none" style:font-name="Montserrat" style:text-underline-style="none" style:text-underline-color="font-color" style:text-outline="false" fo:color="#20124d" style:font-name-complex="Montserrat" style:font-weight-asian="normal" fo:font-weight="normal" style:font-weight-complex="normal"/>
    </style:style>
    <style:style style:name="T17" style:family="text">
      <style:text-properties style:font-style-asian="italic" style:font-style-complex="italic" style:font-size-asian="11pt" fo:text-shadow="none" style:font-size-complex="11pt" style:text-position="0% 100%" fo:font-style="italic" fo:font-size="11pt" style:text-line-through-type="none" style:font-name="Montserrat" style:text-underline-style="none" style:text-underline-color="font-color" style:text-outline="false" fo:color="#20124d" style:font-weight-asian="normal" style:font-name-complex="Montserrat" style:font-weight-complex="normal" fo:font-weight="normal"/>
    </style:style>
    <style:style style:name="T18" style:family="text">
      <style:text-properties style:font-style-asian="italic" style:font-style-complex="italic" style:font-size-asian="11pt" fo:text-shadow="none" style:font-size-complex="11pt" style:text-position="0% 100%" fo:font-style="italic" fo:font-size="11pt" style:text-line-through-type="none" style:font-name="Montserrat" style:text-underline-style="none" style:text-underline-color="font-color" style:text-outline="false" fo:color="#20124d" fo:font-weight="normal" style:font-name-complex="Montserrat" style:font-weight-asian="normal" style:font-weight-complex="normal"/>
    </style:style>
    <style:style style:name="T19" style:family="text">
      <style:text-properties style:font-name="Montserrat" style:font-style-complex="italic" fo:font-size="11pt" fo:font-weight="normal" style:text-underline-style="none" style:text-underline-color="font-color" style:text-line-through-type="none" fo:font-style="italic" style:text-outline="false" style:text-position="0% 100%" fo:color="#20124d" style:font-name-complex="Montserrat" style:font-size-asian="11pt" style:font-size-complex="11pt" style:font-weight-asian="normal" style:font-weight-complex="normal" style:font-style-asian="italic" fo:text-shadow="none"/>
    </style:style>
    <style:style style:name="T20" style:family="text">
      <style:text-properties style:font-name="Montserrat" style:font-style-complex="italic" fo:font-size="11pt" style:text-underline-style="none" style:text-underline-color="font-color" style:text-line-through-type="none" fo:font-style="italic" style:text-outline="false" style:text-position="0% 100%" fo:color="#20124d" style:font-size-asian="11pt" style:font-size-complex="11pt" style:font-style-asian="italic" fo:text-shadow="none" fo:font-weight="bold" style:font-weight-asian="bold" style:font-weight-complex="bold"/>
    </style:style>
    <style:style style:name="T21" style:family="text">
      <style:text-properties style:font-name="Montserrat" style:font-style-complex="italic" fo:font-size="11pt" style:text-underline-style="none" style:text-underline-color="font-color" style:text-line-through-type="none" fo:font-style="italic" style:text-outline="false" style:text-position="0% 100%" fo:color="#20124d" style:font-size-asian="11pt" style:font-size-complex="11pt" style:font-style-asian="italic" fo:text-shadow="none" fo:font-weight="normal" style:font-name-complex="Montserrat" style:font-weight-asian="normal" style:font-weight-complex="normal"/>
    </style:style>
    <style:style style:name="T22" style:family="text">
      <style:text-properties fo:text-shadow="none" style:font-name="Montserrat" fo:font-size="11pt" fo:font-weight="normal" style:text-underline-style="none" style:text-underline-color="font-color" style:text-line-through-type="none" fo:font-style="italic" style:text-outline="false" style:text-position="0% 100%" fo:color="#20124d" style:font-name-complex="Montserrat" style:font-size-asian="11pt" style:font-size-complex="11pt" style:font-weight-asian="normal" style:font-weight-complex="normal" style:font-style-asian="italic" style:font-style-complex="italic"/>
    </style:style>
    <style:style style:name="T23" style:family="text">
      <style:text-properties fo:text-shadow="none" style:font-name="Montserrat" fo:font-size="11pt" style:text-underline-style="none" style:text-underline-color="font-color" style:text-line-through-type="none" fo:font-style="italic" style:text-outline="false" style:text-position="0% 100%" fo:color="#20124d" style:font-size-asian="11pt" style:font-size-complex="11pt" style:font-style-asian="italic" style:font-style-complex="italic" fo:font-weight="bold" style:font-weight-asian="bold" style:font-weight-complex="bold"/>
    </style:style>
    <style:style style:name="T24" style:family="text">
      <style:text-properties style:font-name="Montserrat" fo:color="#20124d" style:font-style-complex="italic" style:font-style-asian="italic" style:font-weight-complex="normal" style:font-weight-asian="normal" style:font-size-complex="11pt" style:font-size-asian="11pt" style:font-name-complex="Montserrat" style:text-outline="false" fo:font-style="italic" style:text-line-through-type="none" style:text-underline-style="none" style:text-underline-color="font-color" fo:font-weight="normal" fo:font-size="11pt" fo:text-shadow="none" style:text-position="0% 100%"/>
    </style:style>
    <style:style style:name="T25" style:family="text">
      <style:text-properties style:font-name="Montserrat" fo:color="#20124d" style:font-style-complex="italic" style:font-style-asian="italic" style:font-size-complex="11pt" style:font-size-asian="11pt" style:text-outline="false" fo:font-style="italic" style:text-line-through-type="none" style:text-underline-style="none" style:text-underline-color="font-color" fo:font-size="11pt" fo:text-shadow="none" style:text-position="0% 100%" fo:font-weight="bold" style:font-weight-complex="bold" style:font-weight-asian="bold"/>
    </style:style>
    <style:style style:name="T26" style:family="text">
      <style:text-properties style:font-name="Montserrat" fo:color="#20124d" style:font-style-complex="italic" style:font-style-asian="italic" style:font-size-complex="11pt" style:font-size-asian="11pt" style:text-outline="false" fo:font-style="italic" style:text-line-through-type="none" style:text-underline-style="none" style:text-underline-color="font-color" fo:font-size="11pt" fo:text-shadow="none" style:text-position="0% 100%" fo:font-weight="normal" style:font-name-complex="Montserrat" style:font-weight-asian="normal" style:font-weight-complex="normal"/>
    </style:style>
    <style:style style:name="T27" style:family="text">
      <style:text-properties style:font-name="Montserrat" fo:color="#20124d" style:font-style-complex="italic" style:font-style-asian="italic" style:font-size-complex="11pt" style:font-size-asian="11pt" style:text-outline="false" fo:font-style="italic" style:text-line-through-type="none" style:text-underline-style="none" style:text-underline-color="font-color" fo:font-size="11pt" fo:text-shadow="none" style:text-position="0% 100%" fo:font-weight="bold" style:font-weight-asian="bold" style:font-weight-complex="bold"/>
    </style:style>
    <style:style style:name="T28" style:family="text">
      <style:text-properties style:text-outline="false" style:font-size-asian="11pt" style:font-name-complex="Montserrat" fo:color="#20124d" style:font-style-complex="italic" fo:font-weight="normal" style:text-underline-style="none" style:text-underline-color="font-color" style:text-line-through-type="none" fo:font-style="italic" style:font-size-complex="11pt" style:font-weight-asian="normal" style:font-weight-complex="normal" style:font-style-asian="italic" fo:text-shadow="none" fo:font-size="11pt" style:font-name="Montserrat" style:text-position="0% 100%"/>
    </style:style>
    <style:style style:name="T29" style:family="text">
      <style:text-properties style:text-outline="false" style:font-size-asian="11pt" fo:color="#20124d" style:font-style-complex="italic" style:text-underline-style="none" style:text-underline-color="font-color" style:text-line-through-type="none" fo:font-style="italic" style:font-size-complex="11pt" style:font-style-asian="italic" fo:text-shadow="none" fo:font-size="11pt" style:font-name="Montserrat" style:text-position="0% 100%" style:font-weight-asian="bold" fo:font-weight="bold" style:font-weight-complex="bold"/>
    </style:style>
    <style:style style:name="T30" style:family="text">
      <style:text-properties style:text-outline="false" style:font-size-asian="11pt" fo:color="#20124d" style:font-style-complex="italic" style:text-underline-style="none" style:text-underline-color="font-color" style:text-line-through-type="none" fo:font-style="italic" style:font-size-complex="11pt" style:font-style-asian="italic" fo:text-shadow="none" fo:font-size="11pt" style:font-name="Montserrat" style:text-position="0% 100%" style:font-weight-complex="normal" style:font-name-complex="Montserrat" style:font-weight-asian="normal" fo:font-weight="normal"/>
    </style:style>
    <style:style style:name="T31" style:family="text">
      <style:text-properties style:text-outline="false" style:font-size-asian="11pt" fo:color="#20124d" style:font-style-complex="italic" style:text-underline-style="none" style:text-underline-color="font-color" style:text-line-through-type="none" fo:font-style="italic" style:font-size-complex="11pt" style:font-style-asian="italic" fo:text-shadow="none" fo:font-size="11pt" style:font-name="Montserrat" style:text-position="0% 100%" fo:font-weight="bold" style:font-weight-asian="bold" style:font-weight-complex="bold"/>
    </style:style>
    <style:style style:name="T32" style:family="text">
      <style:text-properties style:text-outline="false" style:font-size-asian="11pt" fo:color="#20124d" style:font-style-complex="italic" style:text-underline-style="none" style:text-underline-color="font-color" style:text-line-through-type="none" fo:font-style="italic" style:font-size-complex="11pt" style:font-style-asian="italic" fo:text-shadow="none" fo:font-size="11pt" style:font-name="Montserrat" style:text-position="0% 100%" fo:font-weight="normal" style:font-weight-complex="normal" style:font-weight-asian="normal" style:font-name-complex="Montserrat"/>
    </style:style>
    <style:style style:name="T33" style:family="text">
      <style:text-properties style:text-outline="false" style:font-size-asian="11pt" fo:color="#20124d" style:font-style-complex="italic" style:text-underline-style="none" style:text-underline-color="font-color" style:text-line-through-type="none" fo:font-style="italic" style:font-size-complex="11pt" style:font-style-asian="italic" fo:text-shadow="none" fo:font-size="11pt" style:font-name="Montserrat" style:text-position="0% 100%" fo:font-weight="normal" style:font-name-complex="Montserrat" style:font-weight-asian="normal" style:font-weight-complex="normal"/>
    </style:style>
    <style:style style:name="T34" style:family="text">
      <style:text-properties fo:color="#20124d" style:font-name="Montserrat" fo:font-size="11pt" fo:font-weight="normal" style:text-underline-style="none" style:text-underline-color="font-color" style:text-line-through-type="none" fo:font-style="italic" style:text-outline="false" fo:text-shadow="none" style:text-position="0% 100%" style:font-name-complex="Montserrat" style:font-size-asian="11pt" style:font-size-complex="11pt" style:font-weight-asian="normal" style:font-weight-complex="normal" style:font-style-asian="italic" style:font-style-complex="italic"/>
    </style:style>
    <style:style style:name="T35" style:family="text">
      <style:text-properties style:font-name="Montserrat" style:font-style-complex="italic" fo:font-weight="normal" style:text-underline-style="none" style:text-underline-color="font-color" style:text-line-through-type="none" fo:font-style="italic" style:text-outline="false" style:font-size-complex="11pt" style:font-size-asian="11pt" style:font-name-complex="Montserrat" style:text-position="0% 100%" fo:color="#20124d" style:font-weight-asian="normal" style:font-weight-complex="normal" style:font-style-asian="italic" fo:text-shadow="none" fo:font-size="11pt"/>
    </style:style>
    <style:style style:name="T36" style:family="text">
      <style:text-properties style:font-name="Montserrat" style:font-style-complex="italic" style:text-underline-style="none" style:text-underline-color="font-color" style:text-line-through-type="none" fo:font-style="italic" style:text-outline="false" style:font-size-complex="11pt" style:font-size-asian="11pt" style:text-position="0% 100%" fo:color="#20124d" style:font-style-asian="italic" fo:text-shadow="none" fo:font-size="11pt" style:font-weight-complex="bold" style:font-weight-asian="bold" fo:font-weight="bold"/>
    </style:style>
    <style:style style:name="T37" style:family="text">
      <style:text-properties style:font-name="Montserrat" style:font-style-complex="italic" style:text-underline-style="none" style:text-underline-color="font-color" style:text-line-through-type="none" fo:font-style="italic" style:text-outline="false" style:font-size-complex="11pt" style:font-size-asian="11pt" style:text-position="0% 100%" fo:color="#20124d" style:font-style-asian="italic" fo:text-shadow="none" fo:font-size="11pt" style:font-weight-complex="normal" style:font-name-complex="Montserrat" fo:font-weight="normal" style:font-weight-asian="normal"/>
    </style:style>
    <style:style style:name="T38" style:family="text">
      <style:text-properties style:font-name="Montserrat" style:font-style-complex="italic" style:text-underline-style="none" style:text-underline-color="font-color" style:text-line-through-type="none" fo:font-style="italic" style:text-outline="false" style:font-size-complex="11pt" style:font-size-asian="11pt" style:text-position="0% 100%" fo:color="#20124d" style:font-style-asian="italic" fo:text-shadow="none" fo:font-size="11pt" fo:font-weight="bold" style:font-weight-asian="bold" style:font-weight-complex="bold"/>
    </style:style>
    <style:style style:name="T39" style:family="text">
      <style:text-properties style:font-name="Montserrat" style:font-style-complex="italic" style:text-underline-style="none" style:text-underline-color="font-color" style:text-line-through-type="none" fo:font-style="italic" style:text-outline="false" style:font-size-complex="11pt" style:font-size-asian="11pt" style:text-position="0% 100%" fo:color="#20124d" style:font-style-asian="italic" fo:text-shadow="none" fo:font-size="11pt" style:font-weight-complex="normal" style:font-name-complex="Montserrat" style:font-weight-asian="normal" fo:font-weight="normal"/>
    </style:style>
    <style:style style:name="T40" style:family="text">
      <style:text-properties style:font-name="Montserrat" style:font-style-complex="italic" style:text-underline-style="none" style:text-underline-color="font-color" style:text-line-through-type="none" fo:font-style="italic" style:text-outline="false" style:font-size-complex="11pt" style:font-size-asian="11pt" style:text-position="0% 100%" fo:color="#20124d" style:font-style-asian="italic" fo:text-shadow="none" fo:font-size="11pt" style:font-weight-asian="bold" style:font-weight-complex="bold" fo:font-weight="bold"/>
    </style:style>
    <style:style style:name="T41" style:family="text">
      <style:text-properties style:font-name="Montserrat" style:font-style-complex="italic" style:text-underline-style="none" style:text-underline-color="font-color" style:text-line-through-type="none" fo:font-style="italic" style:text-outline="false" style:font-size-complex="11pt" style:font-size-asian="11pt" style:text-position="0% 100%" fo:color="#20124d" style:font-style-asian="italic" fo:text-shadow="none" fo:font-size="11pt" fo:font-weight="normal" style:font-name-complex="Montserrat"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Explication de la grill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7" table:default-cell-style-name="Default"/>
        <table:table-row table:style-name="ro1">
          <table:table-cell table:style-name="ce1" table:number-columns-spanned="7" table:number-rows-spanned="1"/>
          <table:covered-table-cell table:number-columns-repeated="6"/>
          <table:table-cell table:style-name="ce2" table:number-columns-repeated="19"/>
          <table:table-cell table:number-columns-repeated="998"/>
        </table:table-row>
        <table:table-row table:style-name="ro2">
          <table:table-cell table:style-name="ce1" table:number-columns-spanned="1" table:number-rows-spanned="11"/>
          <table:table-cell table:style-name="ce3" office:value-type="string" calcext:value-type="string" table:number-columns-spanned="5" table:number-rows-spanned="1">
            <text:p>QQOQCCP orienté descriptif projet</text:p>
          </table:table-cell>
          <table:covered-table-cell table:number-columns-repeated="3" table:style-name="ce11"/>
          <table:covered-table-cell table:style-name="ce22"/>
          <table:table-cell table:style-name="ce1" table:number-columns-spanned="1" table:number-rows-spanned="11"/>
          <table:table-cell table:style-name="ce2" table:number-columns-repeated="19"/>
          <table:table-cell table:number-columns-repeated="998"/>
        </table:table-row>
        <table:table-row table:style-name="ro2">
          <table:covered-table-cell/>
          <table:table-cell table:style-name="ce4" table:number-columns-spanned="5" table:number-rows-spanned="1"/>
          <table:covered-table-cell table:number-columns-repeated="5"/>
          <table:table-cell table:style-name="ce2" table:number-columns-repeated="19"/>
          <table:table-cell table:number-columns-repeated="998"/>
        </table:table-row>
        <table:table-row table:style-name="ro2">
          <table:covered-table-cell/>
          <table:table-cell table:style-name="ce5"/>
          <table:table-cell table:style-name="ce12" office:value-type="string" calcext:value-type="string">
            <text:p>Questions</text:p>
          </table:table-cell>
          <table:table-cell table:style-name="ce12" office:value-type="string" calcext:value-type="string">
            <text:p>Questions types à se poser</text:p>
          </table:table-cell>
          <table:table-cell table:style-name="ce12" office:value-type="string" calcext:value-type="string">
            <text:p>Description</text:p>
          </table:table-cell>
          <table:table-cell table:style-name="ce12" office:value-type="string" calcext:value-type="string">
            <text:p>Un exemple pour mieux comprendre</text:p>
          </table:table-cell>
          <table:covered-table-cell/>
          <table:table-cell table:style-name="ce2" table:number-columns-repeated="19"/>
          <table:table-cell table:number-columns-repeated="998"/>
        </table:table-row>
        <table:table-row table:style-name="ro2">
          <table:covered-table-cell/>
          <table:table-cell table:style-name="ce6" office:value-type="string" calcext:value-type="string">
            <text:p>Q</text:p>
          </table:table-cell>
          <table:table-cell table:style-name="ce13" office:value-type="string" calcext:value-type="string">
            <text:p>Quoi ?</text:p>
          </table:table-cell>
          <table:table-cell table:style-name="ce16" office:value-type="string" calcext:value-type="string">
            <text:p>Quel est le projet ? Comment le décrire rapidement ? Comment vous parleriez de ce projet entre deux portes ?</text:p>
          </table:table-cell>
          <table:table-cell table:style-name="ce19" office:value-type="string" calcext:value-type="string">
            <text:p>On doit trouver ici une description (courte) du projet, en quelques mots ou phrases. Présentez rapidement en quoi consiste le projet. Cette description doit être facile à lire et à comprendre, ne refaites une mini-recommandation en réponse à cette question. On doit avoir une idée du périmètre projet concret.</text:p>
          </table:table-cell>
          <table:table-cell table:style-name="ce23" office:value-type="string" calcext:value-type="string">
            <text:p><text:span text:style-name="T4">Réalisation d'une </text:span><text:span text:style-name="T5">application mobile</text:span><text:span text:style-name="T6"> permettant de </text:span><text:span text:style-name="T7">compter les calories</text:span><text:span text:style-name="T8"> lors de ses repas. </text:span><text:span text:style-name="T5">Scan codes-barres</text:span><text:span text:style-name="T6"> + </text:span><text:span text:style-name="T9">saisie </text:span><text:span text:style-name="T10">manuelle. </text:span><text:span text:style-name="T11">tableau de bord</text:span><text:span text:style-name="T6"> de suivi, </text:span><text:span text:style-name="T12">historisation </text:span><text:span text:style-name="T13">via </text:span><text:span text:style-name="T5">abonnement cloud</text:span><text:span text:style-name="T14">. Lien avec les applis santé (</text:span><text:span text:style-name="T9">transfert de données</text:span><text:span text:style-name="T15">). Contenu </text:span><text:span text:style-name="T11">éditorial </text:span><text:span text:style-name="T16">sur la base de programmes sur </text:span><text:span text:style-name="T7">objectifs utilisateur</text:span><text:span text:style-name="T17">. </text:span><text:span text:style-name="T9">Abonnements </text:span><text:span text:style-name="T18">pour </text:span><text:span text:style-name="T9">programmes personnalisés</text:span><text:span text:style-name="T18">.</text:span></text:p>
          </table:table-cell>
          <table:covered-table-cell/>
          <table:table-cell table:style-name="ce2" table:number-columns-repeated="19"/>
          <table:table-cell table:number-columns-repeated="998"/>
        </table:table-row>
        <table:table-row table:style-name="ro2">
          <table:covered-table-cell/>
          <table:table-cell table:style-name="ce7" office:value-type="string" calcext:value-type="string">
            <text:p>Q</text:p>
          </table:table-cell>
          <table:table-cell table:style-name="ce14" office:value-type="string" calcext:value-type="string">
            <text:p>Qui ?</text:p>
          </table:table-cell>
          <table:table-cell table:style-name="ce17" office:value-type="string" calcext:value-type="string">
            <text:p>Quelles sont les organisations impliquées ? Qui est le commanditaire ? Qui est le prestataire ? Quelles sont les personnes clés concernées ? Quelles sont les cibles ?</text:p>
          </table:table-cell>
          <table:table-cell table:style-name="ce20" office:value-type="string" calcext:value-type="string">
            <text:p>Identifiez les principales parties prenantes du projet (en tant qu'organisations) et les acteurs essentiels au projet. Ce n'est pas un organigramme, on doit comprendre qui est impliqué.</text:p>
            <text:p>On précise aussi quelles sont les cibles identifiées du projet.</text:p>
          </table:table-cell>
          <table:table-cell table:style-name="ce24" office:value-type="string" calcext:value-type="string">
            <text:p><text:span text:style-name="T19">- </text:span><text:span text:style-name="T20">Karim</text:span><text:span text:style-name="T21">, pilote startup Mangebien.com</text:span></text:p>
            <text:p><text:span text:style-name="T22">- l'agence conseil, projet piloté par </text:span><text:span text:style-name="T23">Marc</text:span></text:p>
            <text:p><text:span text:style-name="T19">- L'agence de développement mobile, </text:span><text:span text:style-name="T20">Marie </text:span><text:span text:style-name="T21">en cheffe de projet</text:span></text:p>
            <text:p><text:span text:style-name="T24">- </text:span><text:span text:style-name="T25">Adèle</text:span><text:span text:style-name="T26">, </text:span><text:span text:style-name="T27">nutritionniste</text:span><text:span text:style-name="T26">, pour l'expertise métier</text:span></text:p>
            <text:p><text:span text:style-name="T28">- Cibles : personnes au </text:span><text:span text:style-name="T29">régime</text:span><text:span text:style-name="T30">, </text:span><text:span text:style-name="T31">sportifs</text:span><text:span text:style-name="T32">, toute personne souhaitant veiller à son </text:span><text:span text:style-name="T31">bon équilibre</text:span><text:span text:style-name="T33"> alimentaire</text:span></text:p>
          </table:table-cell>
          <table:covered-table-cell/>
          <table:table-cell table:style-name="ce2" table:number-columns-repeated="19"/>
          <table:table-cell table:number-columns-repeated="998"/>
        </table:table-row>
        <table:table-row table:style-name="ro2">
          <table:covered-table-cell/>
          <table:table-cell table:style-name="ce7" office:value-type="string" calcext:value-type="string">
            <text:p>O</text:p>
          </table:table-cell>
          <table:table-cell table:style-name="ce14" office:value-type="string" calcext:value-type="string">
            <text:p>Où ?</text:p>
          </table:table-cell>
          <table:table-cell table:style-name="ce17" office:value-type="string" calcext:value-type="string">
            <text:p>Où va se dérouler le projet ? Dans quel environnement doit être livré le projet ?</text:p>
          </table:table-cell>
          <table:table-cell table:style-name="ce20" office:value-type="string" calcext:value-type="string">
            <text:p>Selon la nature du projet, le "où" peut prendre une connotation différente. Vous pouvez présenter par exemple si le projet sera réalisé en interne ou sous-traité. Vous pouvez aussi préciser l'environnement dans lequel il doit être développé ou livré.</text:p>
          </table:table-cell>
          <table:table-cell table:style-name="ce24" office:value-type="string" calcext:value-type="string">
            <text:p><text:span text:style-name="T19">- </text:span><text:span text:style-name="T20">Conception générale et design</text:span><text:span text:style-name="T21"> développés en interne, côté agence conseil, Limoges.</text:span></text:p>
            <text:p><text:span text:style-name="T19">- </text:span><text:span text:style-name="T20">Développements mobiles</text:span><text:span text:style-name="T21"> réalisés par l'agence mobile, Périgueux.</text:span></text:p>
            <text:p><text:span text:style-name="T19">- </text:span><text:span text:style-name="T20">Hébergement des données </text:span><text:span text:style-name="T21">via solution cloud de CloudData inc.</text:span></text:p>
            <text:p><text:span text:style-name="T34">- Pas de sous-traitance offshore.</text:span></text:p>
          </table:table-cell>
          <table:covered-table-cell/>
          <table:table-cell table:style-name="ce2" table:number-columns-repeated="19"/>
          <table:table-cell table:number-columns-repeated="998"/>
        </table:table-row>
        <table:table-row table:style-name="ro2">
          <table:covered-table-cell/>
          <table:table-cell table:style-name="ce7" office:value-type="string" calcext:value-type="string">
            <text:p>Q</text:p>
          </table:table-cell>
          <table:table-cell table:style-name="ce14" office:value-type="string" calcext:value-type="string">
            <text:p>Quand ?</text:p>
          </table:table-cell>
          <table:table-cell table:style-name="ce17" office:value-type="string" calcext:value-type="string">
            <text:p>Quand le projet devrait-il commencer ? Quand doit il être livré ? Y a-t-il des dates impératives à respecter ?</text:p>
          </table:table-cell>
          <table:table-cell table:style-name="ce20" office:value-type="string" calcext:value-type="string">
            <text:p>Ici vous devez présenter rapidement la dimension "délais" de votre projet. Vous préciserez une date de début (kick off), la durée estimée du projet, une date de livraison cible et toutes les contraintes de dates dont vous aurez connaissance au moment de la construction du document.</text:p>
          </table:table-cell>
          <table:table-cell table:style-name="ce24" office:value-type="string" calcext:value-type="string">
            <text:p><text:span text:style-name="T22">- Date de début :</text:span><text:span text:style-name="T23"> 18 septembre 2019</text:span></text:p>
            <text:p><text:span text:style-name="T22">- Durée prévisionnelle du projet : </text:span><text:span text:style-name="T23">3 mois 1/2 </text:span></text:p>
            <text:p><text:span text:style-name="T22">- MEP prévisionnelle : </text:span><text:span text:style-name="T23">9 janvier 2020</text:span></text:p>
            <text:p><text:span text:style-name="T34">Contrainte :</text:span></text:p>
            <text:p><text:span text:style-name="T19">- Présentation des créations (prototype) au board le </text:span><text:span text:style-name="T20">22 octobre 2019</text:span><text:span text:style-name="T21"> matin</text:span></text:p>
            <text:p><text:span text:style-name="T22">- Livraison des contenus diététicienne le  </text:span><text:span text:style-name="T23">12 novembre 2019</text:span></text:p>
          </table:table-cell>
          <table:covered-table-cell/>
          <table:table-cell table:style-name="ce2" table:number-columns-repeated="19"/>
          <table:table-cell table:number-columns-repeated="998"/>
        </table:table-row>
        <table:table-row table:style-name="ro2">
          <table:covered-table-cell/>
          <table:table-cell table:style-name="ce7" office:value-type="string" calcext:value-type="string">
            <text:p>C</text:p>
          </table:table-cell>
          <table:table-cell table:style-name="ce14" office:value-type="string" calcext:value-type="string">
            <text:p>Comment ?</text:p>
          </table:table-cell>
          <table:table-cell table:style-name="ce17" office:value-type="string" calcext:value-type="string">
            <text:p>Quelle méthode projet sera appliquée ? Quelles sont les conditions de mise en œuvre ? </text:p>
          </table:table-cell>
          <table:table-cell table:style-name="ce20" office:value-type="string" calcext:value-type="string">
            <text:p>En réponse à cette question, on précise rapidement comment le projet doit se dérouler, quelle approche sera appliquée, comment on va le rendre concret.</text:p>
          </table:table-cell>
          <table:table-cell table:style-name="ce24" office:value-type="string" calcext:value-type="string">
            <text:p><text:span text:style-name="T19">- Approche globale en </text:span><text:span text:style-name="T20">cascade </text:span><text:span text:style-name="T21">(méthode en vigueur), validation des livrables clés nécessaire pour passer d'une phase à l'autre.</text:span></text:p>
            <text:p><text:span text:style-name="T19">- </text:span><text:span text:style-name="T20">2 ateliers de conception </text:span><text:span text:style-name="T21">avec client + utilisateurs en début de projet.</text:span></text:p>
            <text:p><text:span text:style-name="T19">- Développements mobile itératifs sur </text:span><text:span text:style-name="T20">sprints de 2 semaines</text:span><text:span text:style-name="T21">.</text:span></text:p>
            <text:p><text:span text:style-name="T19">- Organisation de </text:span><text:span text:style-name="T20">démonstrations </text:span><text:span text:style-name="T21">client régulières.</text:span></text:p>
            <text:p><text:span text:style-name="T19">- </text:span><text:span text:style-name="T20">Comité de pilotage mensuel</text:span><text:span text:style-name="T21"> (premier mardi du mois).</text:span></text:p>
          </table:table-cell>
          <table:covered-table-cell/>
          <table:table-cell table:style-name="ce2" table:number-columns-repeated="19"/>
          <table:table-cell table:number-columns-repeated="998"/>
        </table:table-row>
        <table:table-row table:style-name="ro2">
          <table:covered-table-cell/>
          <table:table-cell table:style-name="ce7" office:value-type="string" calcext:value-type="string">
            <text:p>C</text:p>
          </table:table-cell>
          <table:table-cell table:style-name="ce14" office:value-type="string" calcext:value-type="string">
            <text:p>Combien ?</text:p>
          </table:table-cell>
          <table:table-cell table:style-name="ce17" office:value-type="string" calcext:value-type="string">
            <text:p>Quels seront les moyens mis en œuvre ? Quelles ressources seront mobilisées ? Quels achats à prévoir ? Existe-t-il des coûts récurrents ?</text:p>
          </table:table-cell>
          <table:table-cell table:style-name="ce20" office:value-type="string" calcext:value-type="string">
            <text:p>Identifiez ici les sources de coût pour votre projet. Il s'agit de donner une vision rapide de l'effort nécessaire pour mener à bien le projet. On peut indiquer le budget disponible en Euros, mais aussi les ressources mobilisées pour mener à bien le projet. On veillera aussi à préciser l'ensemble des achats externes et des coûts récurrents éventuels (comme des licences spécifiques ou de l'achat d'art en droits gérés par exemple).</text:p>
          </table:table-cell>
          <table:table-cell table:style-name="ce24" office:value-type="string" calcext:value-type="string">
            <text:p><text:span text:style-name="T22">- Budget global client : </text:span><text:span text:style-name="T23">60k€</text:span></text:p>
            <text:p><text:span text:style-name="T34">Production agence conseil :</text:span></text:p>
            <text:p><text:span text:style-name="T19">- </text:span><text:span text:style-name="T20">5</text:span><text:span text:style-name="T21"> jours de Dir. conseil</text:span></text:p>
            <text:p><text:span text:style-name="T19">- </text:span><text:span text:style-name="T20">15 </text:span><text:span text:style-name="T21">jours de DC-UX</text:span></text:p>
            <text:p><text:span text:style-name="T19">- </text:span><text:span text:style-name="T20">10 </text:span><text:span text:style-name="T21">jours de DA</text:span></text:p>
            <text:p><text:span text:style-name="T19">- </text:span><text:span text:style-name="T20">10 </text:span><text:span text:style-name="T21">jours Pilotage projet</text:span></text:p>
            <text:p><text:span text:style-name="T19">- Achat agence mobile : </text:span><text:span text:style-name="T20">28k€ </text:span><text:span text:style-name="T21">(marge 20%)</text:span></text:p>
            <text:p><text:span text:style-name="T22">- Accès base NutriInfos : </text:span><text:span text:style-name="T23">2,5k€ / an</text:span></text:p>
            <text:p><text:span text:style-name="T22">- Provision achat d'art (photographe) : </text:span><text:span text:style-name="T23">10 k€</text:span></text:p>
          </table:table-cell>
          <table:covered-table-cell/>
          <table:table-cell table:style-name="ce2" table:number-columns-repeated="19"/>
          <table:table-cell table:number-columns-repeated="998"/>
        </table:table-row>
        <table:table-row table:style-name="ro2">
          <table:covered-table-cell/>
          <table:table-cell table:style-name="ce8" office:value-type="string" calcext:value-type="string" table:number-columns-spanned="1" table:number-rows-spanned="2">
            <text:p>P</text:p>
          </table:table-cell>
          <table:table-cell table:style-name="ce14" office:value-type="string" calcext:value-type="string">
            <text:p>Pourquoi ?</text:p>
          </table:table-cell>
          <table:table-cell table:style-name="ce17" office:value-type="string" calcext:value-type="string">
            <text:p>Pourquoi le projet a-t-il été initié ? Quelles sont ses raisons d'être ? À quelle problématique cherche-ton à répondre ?</text:p>
          </table:table-cell>
          <table:table-cell table:style-name="ce20" office:value-type="string" calcext:value-type="string">
            <text:p><text:span text:style-name="T1">La réponse à cette question doit présenter </text:span><text:span text:style-name="T2">pourquoi </text:span><text:span text:style-name="T3">le projet existe, donner un sens à sa réalisation. On cherchera à présenter la problématique d'origine que tous les acteurs du projet doivent garder en tête afin de ne pas s'écarter de l'objectif initial pendant le déroulement du projet.</text:span></text:p>
          </table:table-cell>
          <table:table-cell table:style-name="ce24" office:value-type="string" calcext:value-type="string">
            <text:p><text:span text:style-name="T35">L'application doit proposer un accompagnement aux personnes souhaitant </text:span><text:span text:style-name="T36">surveiller leur apport calorique</text:span><text:span text:style-name="T37">, que ce soit pour des raisons minceur ou des contraintes médicales. </text:span><text:span text:style-name="T38">Le décompte des calories alimentaires est souvent fastidieux</text:span><text:span text:style-name="T39">, on cherche a </text:span><text:span text:style-name="T40">simplifier </text:span><text:span text:style-name="T41">les actions de base nécessaires à un suivi sérieux des calories consommées. En complément, l'application propose des programmes contruits par une nutritionniste </text:span><text:span text:style-name="T38">afin d'accompagner l'acquisition de bons réflexes</text:span><text:span text:style-name="T41"> dans la construction de son alimentation.</text:span></text:p>
          </table:table-cell>
          <table:covered-table-cell/>
          <table:table-cell table:style-name="ce2" table:number-columns-repeated="19"/>
          <table:table-cell table:number-columns-repeated="998"/>
        </table:table-row>
        <table:table-row table:style-name="ro2">
          <table:covered-table-cell/>
          <table:covered-table-cell table:style-name="ce9"/>
          <table:table-cell table:style-name="ce15" office:value-type="string" calcext:value-type="string">
            <text:p>Pour quoi ?</text:p>
          </table:table-cell>
          <table:table-cell table:style-name="ce18" office:value-type="string" calcext:value-type="string">
            <text:p>Quels sont les objectifs du projet ? Quels objectifs stratégiques cherche-t-on à satisfaire ? Quels sont les résultats attendus (quantifiés si possible) ?</text:p>
          </table:table-cell>
          <table:table-cell table:style-name="ce21" office:value-type="string" calcext:value-type="string">
            <text:p>Ce deuxième volet du "P" sera plus orienté sur les finalités du projet, les objectifs à atteindre. Dans la mesure du possible, vous indiquerez également les KPIs identifiés et leurs valeurs cibles.</text:p>
          </table:table-cell>
          <table:table-cell table:style-name="ce25" office:value-type="string" calcext:value-type="string">
            <text:p><text:span text:style-name="T19">- Donner de la </text:span><text:span text:style-name="T20">visibilité </text:span><text:span text:style-name="T21">à Mangebien.com sur le marché santé</text:span></text:p>
            <text:p><text:span text:style-name="T19">- </text:span><text:span text:style-name="T20">10k téléchargements</text:span><text:span text:style-name="T21"> de l'application en 3 mois</text:span></text:p>
            <text:p><text:span text:style-name="T19">- </text:span><text:span text:style-name="T20">30% d'utilisateurs réguliers</text:span><text:span text:style-name="T21"> après les 3 premiers mois</text:span></text:p>
            <text:p><text:span text:style-name="T24">- </text:span><text:span text:style-name="T25">5%</text:span><text:span text:style-name="T26"> des utilisateurs </text:span><text:span text:style-name="T27">convertis en abonnés payants</text:span><text:span text:style-name="T26"> à 6 mois</text:span></text:p>
          </table:table-cell>
          <table:covered-table-cell/>
          <table:table-cell table:style-name="ce2" table:number-columns-repeated="19"/>
          <table:table-cell table:number-columns-repeated="998"/>
        </table:table-row>
        <table:table-row table:style-name="ro3">
          <table:table-cell table:style-name="ce1" table:number-columns-spanned="7" table:number-rows-spanned="1"/>
          <table:covered-table-cell table:number-columns-repeated="6"/>
          <table:table-cell table:style-name="ce2" table:number-columns-repeated="19"/>
          <table:table-cell table:number-columns-repeated="998"/>
        </table:table-row>
        <table:table-row table:style-name="ro2" table:number-rows-repeated="18">
          <table:table-cell table:style-name="ce2"/>
          <table:table-cell table:style-name="ce10" table:number-columns-repeated="2"/>
          <table:table-cell table:style-name="ce2" table:number-columns-repeated="2"/>
          <table:table-cell table:style-name="ce26"/>
          <table:table-cell table:style-name="ce2" table:number-columns-repeated="20"/>
          <table:table-cell table:number-columns-repeated="998"/>
        </table:table-row>
        <table:table-row table:style-name="ro2">
          <table:table-cell table:style-name="ce2"/>
          <table:table-cell table:style-name="ce10" table:number-columns-repeated="2"/>
          <table:table-cell table:style-name="ce2" table:number-columns-repeated="23"/>
          <table:table-cell table:number-columns-repeated="998"/>
        </table:table-row>
        <table:table-row table:style-name="ro2" table:number-rows-repeated="944">
          <table:table-cell table:style-name="ce2"/>
          <table:table-cell table:style-name="ce10" table:number-columns-repeated="2"/>
          <table:table-cell table:style-name="ce2" table:number-columns-repeated="23"/>
          <table:table-cell table:number-columns-repeated="998"/>
        </table:table-row>
        <table:table-row table:style-name="ro4" table:number-rows-repeated="1047599">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Montserrat" svg:font-family="Montserrat"/>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1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Explication_20_de_20_la_20_grille" style:display-name="PageStyle_Explication de la grill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4" meta:object-count="0"/>
    <meta:generator>LibreOfficeDev/6.0.5.2$Linux_X86_64 LibreOffice_project/</meta:generator>
  </office:meta>
</office:document-meta>
</file>